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objectwithoutfill">
      <style:graphic-properties svg:stroke-width="0.081cm" svg:stroke-color="#c9211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dash" draw:stroke-dash="Double_20_Dot" svg:stroke-width="0.028cm" svg:stroke-color="#990000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svg:stroke-width="0.035cm" draw:marker-start-width="0.252cm" draw:marker-end-width="0.252cm" draw:fill="solid" draw:fill-color="#ccf4c6" draw:textarea-horizontal-align="justify" draw:textarea-vertical-align="middle" draw:auto-grow-height="false" fo:min-height="1.216cm" fo:min-width="6.56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draw:marker-start-width="0.252cm" draw:marker-end-width="0.252cm" draw:fill="solid" draw:fill-color="#fde9a9" draw:textarea-horizontal-align="justify" draw:textarea-vertical-align="middle" draw:auto-grow-height="false" fo:min-height="1.25cm" fo:min-width="2.4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draw:marker-start-width="0.252cm" draw:marker-end-width="0.252cm" draw:fill="solid" draw:fill-color="#aadcf7" draw:textarea-horizontal-align="justify" draw:textarea-vertical-align="middle" draw:auto-grow-height="false" fo:min-height="1.25cm" fo:min-width="1.3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draw:marker-start-width="0.252cm" draw:marker-end-width="0.252cm" draw:fill="gradient" draw:fill-gradient-name="Gradient_20_2" draw:textarea-horizontal-align="justify" draw:textarea-vertical-align="middle" draw:auto-grow-height="false" fo:min-height="1.216cm" fo:min-width="9.466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draw:marker-start-width="0.252cm" draw:marker-end-width="0.252cm" draw:fill="solid" draw:fill-color="#729fcf" draw:textarea-horizontal-align="justify" draw:textarea-vertical-align="middle" draw:auto-grow-height="false" fo:min-height="1.216cm" fo:min-width="1.266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width="0.035cm" draw:marker-start-width="0.252cm" draw:marker-end-width="0.252cm" draw:fill="solid" draw:fill-color="#ccf4c6" draw:textarea-horizontal-align="justify" draw:textarea-vertical-align="middle" draw:auto-grow-height="false" fo:min-height="1.216cm" fo:min-width="1.466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draw:marker-start-width="0.252cm" draw:marker-end-width="0.252cm" draw:fill="solid" draw:fill-color="#fde9a9" draw:textarea-horizontal-align="justify" draw:textarea-vertical-align="middle" draw:auto-grow-height="false" fo:min-height="1.216cm" fo:min-width="1.466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draw:stroke="none" draw:fill-color="#808080" draw:textarea-horizontal-align="justify" draw:textarea-vertical-align="middle" draw:auto-grow-height="false" fo:min-height="1.5cm" fo:min-width="0.35cm"/>
    </style:style>
    <style:style style:name="gr1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c9211e"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18a303"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f4c6"/>
      <style:paragraph-properties fo:text-align="center"/>
    </style:style>
    <style:style style:name="P7" style:family="paragraph">
      <loext:graphic-properties draw:fill="solid" draw:fill-color="#fde9a9"/>
      <style:paragraph-properties fo:text-align="center"/>
    </style:style>
    <style:style style:name="P8" style:family="paragraph">
      <loext:graphic-properties draw:fill="solid" draw:fill-color="#aadcf7"/>
      <style:paragraph-properties fo:text-align="center"/>
    </style:style>
    <style:style style:name="P9" style:family="paragraph">
      <loext:graphic-properties draw:fill="gradient" draw:fill-gradient-name="Gradient_20_2"/>
      <style:paragraph-properties fo:text-align="center"/>
    </style:style>
    <style:style style:name="P10" style:family="paragraph">
      <loext:graphic-properties draw:fill="solid" draw:fill-color="#729fcf"/>
      <style:paragraph-properties fo:text-align="center"/>
    </style:style>
    <style:style style:name="P11" style:family="paragraph">
      <loext:graphic-properties draw:fill-color="#808080"/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fo:color="#18a30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6cm" svg:y1="10.8cm" svg:x2="18.3cm" svg:y2="10.8cm">
          <text:p/>
        </draw:line>
        <draw:line draw:style-name="gr1" draw:text-style-name="P1" draw:layer="layout" svg:x1="9.8cm" svg:y1="14.4cm" svg:x2="9.8cm" svg:y2="5.6cm">
          <text:p/>
        </draw:line>
        <draw:line draw:style-name="gr2" draw:text-style-name="P1" draw:layer="layout" svg:x1="6.4cm" svg:y1="5.7cm" svg:x2="15.9cm" svg:y2="12.7cm">
          <text:p/>
        </draw:line>
        <draw:line draw:style-name="gr3" draw:text-style-name="P1" draw:layer="layout" svg:x1="12.2cm" svg:y1="10cm" svg:x2="14cm" svg:y2="7.2cm">
          <text:p/>
        </draw:line>
        <draw:frame draw:style-name="gr4" draw:text-style-name="P2" draw:layer="layout" svg:width="0.8cm" svg:height="0.962cm" svg:x="11.9cm" svg:y="8.038cm">
          <draw:text-box>
            <text:p><text:span text:style-name="T1">+</text:span></text:p>
          </draw:text-box>
        </draw:frame>
        <draw:frame draw:style-name="gr4" draw:text-style-name="P2" draw:layer="layout" svg:width="0.8cm" svg:height="0.962cm" svg:x="15.1cm" svg:y="9.438cm">
          <draw:text-box>
            <text:p><text:span text:style-name="T1">+</text:span></text:p>
          </draw:text-box>
        </draw:frame>
        <draw:frame draw:style-name="gr4" draw:text-style-name="P2" draw:layer="layout" svg:width="0.8cm" svg:height="0.962cm" svg:x="13.5cm" svg:y="9.8cm">
          <draw:text-box>
            <text:p><text:span text:style-name="T1">+</text:span></text:p>
          </draw:text-box>
        </draw:frame>
        <draw:frame draw:style-name="gr4" draw:text-style-name="P2" draw:layer="layout" svg:width="0.8cm" svg:height="0.962cm" svg:x="14.6cm" svg:y="10.6cm">
          <draw:text-box>
            <text:p><text:span text:style-name="T1">+</text:span></text:p>
          </draw:text-box>
        </draw:frame>
        <draw:frame draw:style-name="gr4" draw:text-style-name="P2" draw:layer="layout" svg:width="0.8cm" svg:height="0.962cm" svg:x="12.4cm" svg:y="6.438cm">
          <draw:text-box>
            <text:p><text:span text:style-name="T1">+</text:span></text:p>
          </draw:text-box>
        </draw:frame>
        <draw:frame draw:style-name="gr4" draw:text-style-name="P2" draw:layer="layout" svg:width="0.8cm" svg:height="0.962cm" svg:x="14cm" svg:y="8.238cm">
          <draw:text-box>
            <text:p><text:span text:style-name="T1">+</text:span></text:p>
          </draw:text-box>
        </draw:frame>
        <draw:frame draw:style-name="gr4" draw:text-style-name="P2" draw:layer="layout" svg:width="0.8cm" svg:height="0.962cm" svg:x="14.8cm" svg:y="7.638cm">
          <draw:text-box>
            <text:p><text:span text:style-name="T1">+</text:span></text:p>
          </draw:text-box>
        </draw:frame>
        <draw:frame draw:style-name="gr4" draw:text-style-name="P2" draw:layer="layout" svg:width="0.8cm" svg:height="0.962cm" svg:x="12.3cm" svg:y="7.2cm">
          <draw:text-box>
            <text:p><text:span text:style-name="T1">+</text:span></text:p>
          </draw:text-box>
        </draw:frame>
        <draw:frame draw:style-name="gr4" draw:text-style-name="P2" draw:layer="layout" svg:width="0.8cm" svg:height="0.962cm" svg:x="15.1cm" svg:y="8.738cm">
          <draw:text-box>
            <text:p><text:span text:style-name="T1">+</text:span></text:p>
          </draw:text-box>
        </draw:frame>
        <draw:frame draw:style-name="gr4" draw:text-style-name="P2" draw:layer="layout" svg:width="0.8cm" svg:height="0.962cm" svg:x="12.8cm" svg:y="8.538cm">
          <draw:text-box>
            <text:p><text:span text:style-name="T1">+</text:span></text:p>
          </draw:text-box>
        </draw:frame>
        <draw:frame draw:style-name="gr4" draw:text-style-name="P2" draw:layer="layout" svg:width="0.8cm" svg:height="0.962cm" svg:x="13.8cm" svg:y="7.038cm">
          <draw:text-box>
            <text:p><text:span text:style-name="T1">+</text:span></text:p>
          </draw:text-box>
        </draw:frame>
        <draw:frame draw:style-name="gr4" draw:text-style-name="P3" draw:layer="layout" svg:width="0.8cm" svg:height="0.962cm" svg:x="10.5cm" svg:y="12.5cm">
          <draw:text-box>
            <text:p><text:span text:style-name="T2">-</text:span></text:p>
          </draw:text-box>
        </draw:frame>
        <draw:frame draw:style-name="gr4" draw:text-style-name="P3" draw:layer="layout" svg:width="0.8cm" svg:height="0.962cm" svg:x="10.9cm" svg:y="11.6cm">
          <draw:text-box>
            <text:p><text:span text:style-name="T2">-</text:span></text:p>
          </draw:text-box>
        </draw:frame>
        <draw:frame draw:style-name="gr4" draw:text-style-name="P3" draw:layer="layout" svg:width="0.8cm" svg:height="0.962cm" svg:x="11.7cm" svg:y="12.5cm">
          <draw:text-box>
            <text:p><text:span text:style-name="T2">-</text:span></text:p>
          </draw:text-box>
        </draw:frame>
        <draw:frame draw:style-name="gr4" draw:text-style-name="P3" draw:layer="layout" svg:width="0.8cm" svg:height="0.962cm" svg:x="9.7cm" svg:y="11.438cm">
          <draw:text-box>
            <text:p><text:span text:style-name="T2">-</text:span></text:p>
          </draw:text-box>
        </draw:frame>
        <draw:frame draw:style-name="gr4" draw:text-style-name="P3" draw:layer="layout" svg:width="0.8cm" svg:height="0.962cm" svg:x="9.9cm" svg:y="9.9cm">
          <draw:text-box>
            <text:p><text:span text:style-name="T2">-</text:span></text:p>
          </draw:text-box>
        </draw:frame>
        <draw:frame draw:style-name="gr4" draw:text-style-name="P3" draw:layer="layout" svg:width="0.8cm" svg:height="0.962cm" svg:x="11.2cm" svg:y="10.9cm">
          <draw:text-box>
            <text:p><text:span text:style-name="T2">-</text:span></text:p>
          </draw:text-box>
        </draw:frame>
        <draw:frame draw:style-name="gr4" draw:text-style-name="P3" draw:layer="layout" svg:width="0.8cm" svg:height="0.962cm" svg:x="10.8cm" svg:y="9.9cm">
          <draw:text-box>
            <text:p><text:span text:style-name="T2">-</text:span></text:p>
          </draw:text-box>
        </draw:frame>
        <draw:frame draw:style-name="gr4" draw:text-style-name="P3" draw:layer="layout" svg:width="0.8cm" svg:height="0.962cm" svg:x="12.1cm" svg:y="11.538cm">
          <draw:text-box>
            <text:p><text:span text:style-name="T2">-</text:span></text:p>
          </draw:text-box>
        </draw:frame>
        <draw:frame draw:style-name="gr4" draw:text-style-name="P4" draw:layer="layout" svg:width="2cm" svg:height="0.962cm" svg:x="16.9cm" svg:y="10.9cm">
          <draw:text-box>
            <text:p>dim1</text:p>
          </draw:text-box>
        </draw:frame>
        <draw:frame draw:style-name="gr4" draw:text-style-name="P4" draw:layer="layout" svg:width="2cm" svg:height="0.962cm" svg:x="8cm" svg:y="5.438cm">
          <draw:text-box>
            <text:p>dim2</text:p>
          </draw:text-box>
        </draw:frame>
        <draw:frame draw:style-name="gr4" draw:text-style-name="P2" draw:layer="layout" svg:width="0.8cm" svg:height="0.962cm" svg:x="14.2cm" svg:y="11.738cm">
          <draw:text-box>
            <text:p><text:span text:style-name="T1">+</text:span></text:p>
          </draw:text-box>
        </draw:frame>
      </draw:page>
      <draw:page draw:name="page2" draw:style-name="dp1" draw:master-page-name="Default">
        <draw:custom-shape draw:style-name="gr5" draw:text-style-name="P6" draw:layer="layout" svg:width="7.1cm" svg:height="1.5cm" svg:x="1.7cm" svg:y="4.2cm">
          <text:p text:style-name="P5">training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9cm" svg:height="1.5cm" svg:x="8.8cm" svg:y="4.2cm">
          <text:p text:style-name="P5">validation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8cm" svg:height="1.5cm" svg:x="11.7cm" svg:y="4.2cm">
          <text:p text:style-name="P5">test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g>
          <draw:custom-shape draw:style-name="gr8" draw:text-style-name="P9" draw:layer="layout" svg:width="10cm" svg:height="1.5cm" svg:x="1.6cm" svg:y="4cm">
            <text:p text:style-name="P5">training and valid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1.8cm" svg:height="1.5cm" svg:x="11.6cm" svg:y="4cm">
            <text:p text:style-name="P5">tes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2cm" svg:height="1.5cm" svg:x="1.6cm" svg:y="8.2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5cm" svg:x="3.6cm" svg:y="8.2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5cm" svg:x="5.6cm" svg:y="8.2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5cm" svg:x="7.6cm" svg:y="8.2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2cm" svg:height="1.5cm" svg:x="9.6cm" svg:y="8.2cm">
            <text:p text:style-name="P5">va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2cm" svg:height="1.5cm" svg:x="1.6cm" svg:y="10.1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5cm" svg:x="3.6cm" svg:y="10.1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5cm" svg:x="5.6cm" svg:y="10.1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2cm" svg:height="1.5cm" svg:x="7.6cm" svg:y="10.1cm">
            <text:p text:style-name="P5">val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5cm" svg:x="9.6cm" svg:y="10.1cm">
            <text:p text:style-name="P5">5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2cm" svg:height="1.5cm" svg:x="1.6cm" svg:y="12.1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5cm" svg:x="3.6cm" svg:y="12.1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2cm" svg:height="1.5cm" svg:x="5.6cm" svg:y="12.1cm">
            <text:p text:style-name="P5">val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5cm" svg:x="7.6cm" svg:y="12.1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5cm" svg:x="9.6cm" svg:y="12.1cm">
            <text:p text:style-name="P5">5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2cm" svg:height="1.5cm" svg:x="1.6cm" svg:y="14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2cm" svg:height="1.5cm" svg:x="3.6cm" svg:y="14cm">
            <text:p text:style-name="P5">val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5cm" svg:x="5.6cm" svg:y="14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5cm" svg:x="7.6cm" svg:y="14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5cm" svg:x="9.6cm" svg:y="14cm">
            <text:p text:style-name="P5">5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2cm" svg:height="1.5cm" svg:x="1.6cm" svg:y="15.9cm">
            <text:p text:style-name="P5">val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5cm" svg:x="3.6cm" svg:y="15.9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5cm" svg:x="5.6cm" svg:y="15.9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5cm" svg:x="7.6cm" svg:y="15.9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5cm" svg:x="9.6cm" svg:y="15.9cm">
            <text:p text:style-name="P5">5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1" draw:layer="layout" svg:width="1.7cm" svg:height="2cm" svg:x="3.1cm" svg:y="5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2" draw:layer="layout" svg:width="7.4cm" svg:height="1cm" svg:x="4.7cm" svg:y="6.2cm">
          <draw:text-box>
            <text:p>5-folds Cross Validatio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ccf4c6" draw:end-color="#ffd7d7" draw:start-intensity="100%" draw:end-intensity="100%" draw:angle="300" draw:border="0%"/>
    <draw:gradient draw:name="Gradient_20_2" draw:display-name="Gradient 2" draw:style="linear" draw:start-color="#ccf4c6" draw:end-color="#fde9a9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tonello Lobianco</meta:initial-creator>
    <meta:creation-date>2022-03-08T15:27:07.841601488</meta:creation-date>
    <meta:generator>LibreOffice/6.4.7.2$Linux_X86_64 LibreOffice_project/40$Build-2</meta:generator>
    <dc:date>2022-03-09T17:22:14.671741841</dc:date>
    <dc:creator>Antonello Lobianco</dc:creator>
    <meta:editing-duration>PT12H26M7S</meta:editing-duration>
    <meta:editing-cycles>6</meta:editing-cycles>
    <meta:document-statistic meta:object-count="64"/>
  </office:meta>
</office:document-meta>
</file>